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605" officeooo:paragraph-rsid="001b4605"/>
    </style:style>
    <style:style style:name="P2" style:family="paragraph" style:parent-style-name="Standard">
      <style:text-properties officeooo:paragraph-rsid="001b4605"/>
    </style:style>
    <style:style style:name="P3" style:family="paragraph" style:parent-style-name="Standard">
      <style:text-properties officeooo:paragraph-rsid="001c3695"/>
    </style:style>
    <style:style style:name="T1" style:family="text">
      <style:text-properties officeooo:rsid="001b4605"/>
    </style:style>
    <style:style style:name="T2" style:family="text">
      <style:text-properties officeooo:rsid="001c36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e-requisities</text:p>
      <text:p text:style-name="P1"/>
      <text:p text:style-name="P1">Prior to the class, please install the following software</text:p>
      <text:p text:style-name="P1">1. Git command line prompt: Follow the instructions here <text:a xlink:type="simple" xlink:href="https://git-scm.com/book/en/v2/Getting-Started-Installing-Git" text:style-name="Internet_20_link" text:visited-style-name="Visited_20_Internet_20_Link">https://git-scm.com/book/en/v2/Getting-Started-Installing-Git</text:a></text:p>
      <text:p text:style-name="P2"><text:span text:style-name="T1">2. Jupyter notebook: Follow the instructions here https://jupyter.org/install</text:span></text:p>
      <text:p text:style-name="Standard"/>
      <text:p text:style-name="Standard"/>
      <text:p text:style-name="P2"><text:span text:style-name="T1">a</text:span>samant@asamant-OptiPlex-9020:~/Documents$<text:span text:style-name="T1">g</text:span>it config --global user.name "heenarathore"</text:p>
      <text:p text:style-name="Standard"/>
      <text:p text:style-name="Standard">asamant@asamant-OptiPlex-9020:~/Documents$ git config --global user.email "<text:a xlink:type="simple" xlink:href="mailto:heena.rathore@utsa.edu" text:style-name="Internet_20_link" text:visited-style-name="Visited_20_Internet_20_Link">heena.rathore@utsa.edu</text:a>"</text:p>
      <text:p text:style-name="Standard"/>
      <text:p text:style-name="Standard">asamant@asamant-OptiPlex-9020:~/Documents$ git clone <text:a xlink:type="simple" xlink:href="https://github.com/GoogleCloudPlatform/ml-design-patterns.git" text:style-name="Internet_20_link" text:visited-style-name="Visited_20_Internet_20_Link">https://github.com/GoogleCloudPlatform/ml-design-patterns.git</text:a></text:p>
      <text:p text:style-name="Standard"/>
      <text:p text:style-name="Standard">Cloning into 'ml-design-patterns'...</text:p>
      <text:p text:style-name="Standard">remote: Enumerating objects: 728, done.</text:p>
      <text:p text:style-name="Standard">remote: Counting objects: 100% (4/4), done.</text:p>
      <text:p text:style-name="Standard">remote: Compressing objects: 100% (4/4), done.</text:p>
      <text:p text:style-name="Standard">remote: Total 728 (delta 0), reused 0 (delta 0), pack-reused 724</text:p>
      <text:p text:style-name="Standard">Receiving objects: 100% (728/728), 34.22 MiB | 3.20 MiB/s, done.</text:p>
      <text:p text:style-name="Standard">Resolving deltas: 100% (388/388), done.</text:p>
      <text:p text:style-name="Standard"/>
      <text:p text:style-name="P3">asamant@asamant-OptiPlex-9020:~/Documents<text:span text:style-name="T2">$</text:span>git clone https://github.com/heena3443/TinkerWithAI_Git.git</text:p>
      <text:p text:style-name="Standard">Cloning into 'TinkerWithAI_Git'...</text:p>
      <text:p text:style-name="Standard">remote: Enumerating objects: 7, done.</text:p>
      <text:p text:style-name="Standard">remote: Counting objects: 100% (7/7), done.</text:p>
      <text:p text:style-name="Standard">remote: Compressing objects: 100% (6/6), done.</text:p>
      <text:p text:style-name="Standard">remote: Total 7 (delta 0), reused 0 (delta 0), pack-reused 0</text:p>
      <text:p text:style-name="Standard">Unpacking objects: 100% (7/7), 1.52 MiB | 1.60 MiB/s, done.</text:p>
      <text:p text:style-name="Standard"/>
      <text:p text:style-name="Standard">asamant@asamant-OptiPlex-9020:~/Documents$ dir</text:p>
      <text:p text:style-name="Standard">HW4<text:tab/><text:tab/><text:tab/><text:tab/><text:tab/> <text:s text:c="2"/>Lab\ 5<text:tab/> <text:s text:c="6"/>readme.md</text:p>
      <text:p text:style-name="Standard">Inverse-Reinforcement-Learning-master<text:tab/> <text:s text:c="2"/>Lab\ 5.zip<text:tab/> <text:s text:c="6"/>TinkerWithAI_Git</text:p>
      <text:p text:style-name="Standard">Inverse-Reinforcement-Learning-master.zip <text:s/>ml-design-patterns <text:s/>tryCartPole.py</text:p>
      <text:p text:style-name="Standard">asamant@asamant-OptiPlex-9020:~/Documents$ cd TinkerWithAI_Git/</text:p>
      <text:p text:style-name="Standard">asamant@asamant-OptiPlex-9020:~/Documents/TinkerWithAI_Git$ dir</text:p>
      <text:p text:style-name="Standard">babyweight_train.csv <text:s/>README.md <text:s/>Tutorial1.ipyn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21:20:24.587261190</meta:creation-date>
    <meta:editing-duration>PT1M40S</meta:editing-duration>
    <meta:editing-cycles>2</meta:editing-cycles>
    <meta:generator>LibreOffice/6.4.6.2$Linux_X86_64 LibreOffice_project/40$Build-2</meta:generator>
    <dc:date>2021-05-23T21:31:52.535815351</dc:date>
    <meta:document-statistic meta:table-count="0" meta:image-count="0" meta:object-count="0" meta:page-count="1" meta:paragraph-count="28" meta:word-count="156" meta:character-count="1682" meta:non-whitespace-character-count="1528"/>
  </office:meta>
</office:document-meta>
</file>